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 style:shadow="none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-left="none" fo:border-right="none" fo:border-top="none" fo:border-bottom="0.0007in solid #000000"/>
    </style:style>
    <style:style style:name="Table2" style:family="table">
      <style:table-properties style:width="3.5764in" table:align="margins" style:shadow="none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 style:shadow="none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 style:shadow="none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 style:shadow="none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 style:shadow="none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7" style:family="table">
      <style:table-properties style:width="3.5778in" table:align="margins" style:shadow="none"/>
    </style:style>
    <style:style style:name="Table7.A" style:family="table-column">
      <style:table-column-properties style:column-width="0.8229in" style:rel-column-width="1185*"/>
    </style:style>
    <style:style style:name="Table7.B" style:family="table-column">
      <style:table-column-properties style:column-width="2.7549in" style:rel-column-width="3967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 style:shadow="none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1575*"/>
    </style:style>
    <style:style style:name="Table9.B" style:family="table-column">
      <style:table-column-properties style:column-width="2.4826in" style:rel-column-width="3575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10" style:family="table">
      <style:table-properties style:width="3.5778in" table:align="margins" style:shadow="none"/>
    </style:style>
    <style:style style:name="Table10.A" style:family="table-column">
      <style:table-column-properties style:column-width="1.5521in" style:rel-column-width="2235*"/>
    </style:style>
    <style:style style:name="Table10.B" style:family="table-column">
      <style:table-column-properties style:column-width="2.0257in" style:rel-column-width="2917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78in" table:align="margins" style:shadow="none"/>
    </style:style>
    <style:style style:name="Table11.A" style:family="table-column">
      <style:table-column-properties style:column-width="1.0521in" style:rel-column-width="1515*"/>
    </style:style>
    <style:style style:name="Table11.B" style:family="table-column">
      <style:table-column-properties style:column-width="2.5257in" style:rel-column-width="3637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color="#0000ff"/>
    </style:style>
    <style:style style:name="P7" style:family="paragraph" style:parent-style-name="Table_20_Contents">
      <style:text-properties fo:color="#0000ff" fo:font-size="8pt" style:font-size-asian="8pt" style:font-size-complex="8pt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9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0" style:family="paragraph" style:parent-style-name="Heading_20_1">
      <style:paragraph-properties fo:keep-with-next="always"/>
    </style:style>
    <style:style style:name="P11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12" style:family="paragraph" style:parent-style-name="Text_20_body">
      <style:paragraph-properties fo:margin-top="0.039in" fo:margin-bottom="0in"/>
    </style:style>
    <style:style style:name="P13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5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fo:color="#0000ff"/>
    </style:style>
    <style:style style:name="P18" style:family="paragraph" style:parent-style-name="Table_20_Contents">
      <style:text-properties style:font-size-complex="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WenQuanYi Zen Hei" style:font-name-complex="WenQuanYi Zen Hei"/>
    </style:style>
    <style:style style:name="T3" style:family="text">
      <style:text-properties style:font-name-asian="WenQuanYi Zen Hei"/>
    </style:style>
    <style:style style:name="T4" style:family="text">
      <style:text-properties style:font-name-complex="WenQuanYi Zen Hei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15">环境变量<text:tab/>1</text:p>
          <text:p text:style-name="P15">基本命令<text:tab/>1</text:p>
          <text:p text:style-name="P16">查看帮助<text:tab/>1</text:p>
          <text:p text:style-name="P16">目录操作<text:tab/>1</text:p>
          <text:p text:style-name="P16">文件操作<text:tab/>1</text:p>
          <text:p text:style-name="P16">文件搜索<text:tab/>1</text:p>
          <text:p text:style-name="P16">输入、输出和重定向<text:tab/>1</text:p>
          <text:p text:style-name="P16">压缩和解压<text:tab/>1</text:p>
          <text:p text:style-name="P16">网络管理<text:tab/>1</text:p>
          <text:p text:style-name="P16">文本操作<text:tab/>1</text:p>
          <text:p text:style-name="P16">定时执行命令<text:tab/>1</text:p>
          <text:p text:style-name="P16">管理系统服务<text:tab/>1</text:p>
          <text:p text:style-name="P15">VIM<text:tab/>1</text:p>
          <text:p text:style-name="P15">SED &amp; AWK<text:tab/>2</text:p>
          <text:p text:style-name="P15">GCC<text:tab/>2</text:p>
          <text:p text:style-name="P15">GDB<text:tab/>2</text:p>
          <text:p text:style-name="P15">SSH<text:tab/>2</text:p>
          <text:p text:style-name="P15">LFTP<text:tab/>2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DITOR</text:p>
          </table:table-cell>
          <table:table-cell table:style-name="Table1.A1" office:value-type="string">
            <text:p text:style-name="P5">偏好的文本编辑器，被 svn 等程序读取</text:p>
          </table:table-cell>
        </table:table-row>
        <table:table-row>
          <table:table-cell table:style-name="Table1.A1" office:value-type="string">
            <text:p text:style-name="P5">HOME</text:p>
          </table:table-cell>
          <table:table-cell table:style-name="Table1.A1" office:value-type="string">
            <text:p text:style-name="P5">当前用户的家目录</text:p>
          </table:table-cell>
        </table:table-row>
        <table:table-row>
          <table:table-cell table:style-name="Table1.A1" office:value-type="string">
            <text:p text:style-name="P5">JAVA_HOME</text:p>
          </table:table-cell>
          <table:table-cell table:style-name="Table1.A1" office:value-type="string">
            <text:p text:style-name="P5">Java程序主目录</text:p>
          </table:table-cell>
        </table:table-row>
        <table:table-row>
          <table:table-cell table:style-name="Table1.A1" office:value-type="string">
            <text:p text:style-name="P5">LANG</text:p>
          </table:table-cell>
          <table:table-cell table:style-name="Table1.A1" office:value-type="string">
            <text:p text:style-name="P5">用户使用的语言，被 man 等程序读取</text:p>
          </table:table-cell>
        </table:table-row>
        <table:table-row>
          <table:table-cell table:style-name="Table1.A1" office:value-type="string">
            <text:p text:style-name="P5">LD_LIBRARY_PATH</text:p>
          </table:table-cell>
          <table:table-cell table:style-name="Table1.A1" office:value-type="string">
            <text:p text:style-name="P5">动态链接库搜索路径，用冒号:分隔</text:p>
          </table:table-cell>
        </table:table-row>
        <table:table-row>
          <table:table-cell table:style-name="Table1.A1" office:value-type="string">
            <text:p text:style-name="P5">PATH</text:p>
          </table:table-cell>
          <table:table-cell table:style-name="Table1.A1" office:value-type="string">
            <text:p text:style-name="P5">可执行程序搜索路径，用冒号:分隔</text:p>
          </table:table-cell>
        </table:table-row>
        <table:table-row>
          <table:table-cell table:style-name="Table1.A1" office:value-type="string">
            <text:p text:style-name="P5">PWD</text:p>
          </table:table-cell>
          <table:table-cell table:style-name="Table1.A1" office:value-type="string">
            <text:p text:style-name="P5">当前目录</text:p>
          </table:table-cell>
        </table:table-row>
        <table:table-row>
          <table:table-cell table:style-name="Table1.A1" office:value-type="string">
            <text:p text:style-name="P5">TERM</text:p>
          </table:table-cell>
          <table:table-cell table:style-name="Table1.A1" office:value-type="string">
            <text:p text:style-name="P5">终端类型</text:p>
          </table:table-cell>
        </table:table-row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5">当前用户名</text:p>
          </table:table-cell>
        </table:table-row>
        <table:table-row>
          <table:table-cell table:style-name="Table1.A1" office:value-type="string">
            <text:p text:style-name="P5">http_proxy</text:p>
          </table:table-cell>
          <table:table-cell table:style-name="Table1.A1" office:value-type="string">
            <text:p text:style-name="P5">http代理:http://user:passwd@host:1080</text:p>
          </table:table-cell>
        </table:table-row>
        <table:table-row>
          <table:table-cell table:style-name="Table1.A1" office:value-type="string">
            <text:p text:style-name="P5">sock_proxy</text:p>
          </table:table-cell>
          <table:table-cell table:style-name="Table1.A1" office:value-type="string">
            <text:p text:style-name="P5">sock代理:同上</text:p>
          </table:table-cell>
        </table:table-row>
      </table:table>
      <text:h text:style-name="P10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<text:span text:style-name="T5">man</text:span> make</text:p>
          </table:table-cell>
          <table:table-cell table:style-name="Table9.A1" office:value-type="string">
            <text:p text:style-name="P18">查看make命令的手册，q退出</text:p>
          </table:table-cell>
        </table:table-row>
        <table:table-row table:style-name="Table9.1">
          <table:table-cell table:style-name="Table9.A1" office:value-type="string">
            <text:p text:style-name="P18"><text:span text:style-name="T5">make</text:span> --help</text:p>
          </table:table-cell>
          <table:table-cell table:style-name="Table9.A1" office:value-type="string">
            <text:p text:style-name="P18">打印make的帮助信息</text:p>
          </table:table-cell>
        </table:table-row>
        <table:table-row table:style-name="Table9.1">
          <table:table-cell table:style-name="Table9.A1" office:value-type="string">
            <text:p text:style-name="P18"><text:span text:style-name="T5">info</text:span> make</text:p>
          </table:table-cell>
          <table:table-cell table:style-name="Table9.A1" office:value-type="string">
            <text:p text:style-name="P18">查看make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d</text:p>
          </table:table-cell>
          <table:table-cell table:style-name="Table2.A1" office:value-type="string">
            <text:p text:style-name="P5">回到家目录</text:p>
          </table:table-cell>
        </table:table-row>
        <table:table-row>
          <table:table-cell table:style-name="Table2.A1" office:value-type="string">
            <text:p text:style-name="P5"><text:span text:style-name="T5">cd</text:span> -</text:p>
          </table:table-cell>
          <table:table-cell table:style-name="Table2.A1" office:value-type="string">
            <text:p text:style-name="P5">回到前一目录</text:p>
          </table:table-cell>
        </table:table-row>
        <table:table-row>
          <table:table-cell table:style-name="Table2.A1" office:value-type="string">
            <text:p text:style-name="P5"><text:span text:style-name="T5">cd</text:span> dir</text:p>
          </table:table-cell>
          <table:table-cell table:style-name="Table2.A1" office:value-type="string">
            <text:p text:style-name="P5">进入dir目录</text:p>
          </table:table-cell>
        </table:table-row>
        <table:table-row>
          <table:table-cell table:style-name="Table2.A1" office:value-type="string">
            <text:p text:style-name="P5"><text:span text:style-name="T5">dirs</text:span> -v</text:p>
          </table:table-cell>
          <table:table-cell table:style-name="Table2.A1" office:value-type="string">
            <text:p text:style-name="P5">列出当前的目录栈，前面加上序号</text:p>
          </table:table-cell>
        </table:table-row>
        <table:table-row>
          <table:table-cell table:style-name="Table2.A1" office:value-type="string">
            <text:p text:style-name="P5"><text:span text:style-name="T5">mkdir</text:span> dir</text:p>
          </table:table-cell>
          <table:table-cell table:style-name="Table2.A1" office:value-type="string">
            <text:p text:style-name="P5">创建dir目录</text:p>
          </table:table-cell>
        </table:table-row>
        <table:table-row>
          <table:table-cell table:style-name="Table2.A1" office:value-type="string">
            <text:p text:style-name="P5"><text:span text:style-name="T5">popd</text:span> +n</text:p>
          </table:table-cell>
          <table:table-cell table:style-name="Table2.A1" office:value-type="string">
            <text:p text:style-name="P5">删除目录栈第n项</text:p>
          </table:table-cell>
        </table:table-row>
        <table:table-row>
          <table:table-cell table:style-name="Table2.A1" office:value-type="string">
            <text:p text:style-name="P5"><text:span text:style-name="T5">pushd</text:span> +n</text:p>
          </table:table-cell>
          <table:table-cell table:style-name="Table2.A1" office:value-type="string">
            <text:p text:style-name="P5">进入目录栈第n项，并将该项重新压入栈顶</text:p>
          </table:table-cell>
        </table:table-row>
        <table:table-row>
          <table:table-cell table:style-name="Table2.A1" office:value-type="string">
            <text:p text:style-name="P5"><text:span text:style-name="T5">pushd</text:span> dir</text:p>
          </table:table-cell>
          <table:table-cell table:style-name="Table2.A1" office:value-type="string">
            <text:p text:style-name="P5">进入dir目录，并将dir压入目录栈</text:p>
          </table:table-cell>
        </table:table-row>
        <table:table-row>
          <table:table-cell table:style-name="Table2.A1" office:value-type="string">
            <text:p text:style-name="P5"><text:span text:style-name="T5">rm</text:span> -rf dir</text:p>
          </table:table-cell>
          <table:table-cell table:style-name="Table2.A1" office:value-type="string">
            <text:p text:style-name="P5">强制删除dir目录及所有内容</text:p>
          </table:table-cell>
        </table:table-row>
        <table:table-row>
          <table:table-cell table:style-name="Table2.A1" office:value-type="string">
            <text:p text:style-name="P5"><text:span text:style-name="T5">rmdir</text:span> dir</text:p>
          </table:table-cell>
          <table:table-cell table:style-name="Table2.A1" office:value-type="string">
            <text:p text:style-name="P5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5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5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5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5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5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5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5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5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5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5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6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5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6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6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6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5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5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5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5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6">|</text:p>
            <text:p text:style-name="Table_20_Contents">示例：</text:p>
            <text:p text:style-name="Table_20_Contents"><text:span text:style-name="T5">ps</text:span> -e <text:span text:style-name="T5">| tee </text:span><text:span text:style-name="T6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5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5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5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5">ls &gt;</text:span> file <text:span text:style-name="T5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5">ls &gt;</text:span> file1 <text:span text:style-name="T5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5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5">sort &lt;</text:span> file1 <text:span text:style-name="T5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5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5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5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5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5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5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管理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5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5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5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5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5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5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5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ing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9"># The loopback network interface</text:p>
      <text:p text:style-name="P8">auto lo</text:p>
      <text:p text:style-name="P8">iface lo inet loopback</text:p>
      <text:p text:style-name="P8">auto eth0</text:p>
      <text:p text:style-name="P8">#iface eth0 inet dhcp</text:p>
      <text:p text:style-name="P8">iface eth0 inet static</text:p>
      <text:p text:style-name="P8">address 192.168.0.2</text:p>
      <text:p text:style-name="P8">netmask 255.255.255.0</text:p>
      <text:p text:style-name="P8">gateway 192.168.0.1</text:p>
      <text:p text:style-name="P8">#auto wlan0</text:p>
      <text:p text:style-name="P8">#iface wlan0 inet dhcp</text:p>
      <text:p text:style-name="P8">#wireless-essid TPLINK-HOME</text:p>
      <text:p text:style-name="P8">#wireless-key s:password</text:p>
      <text:p text:style-name="P4">/etc/resolv.conf示例：</text:p>
      <text:p text:style-name="P8"># Generated by NetworkManager</text:p>
      <text:p text:style-name="P8">nameserver 192.168.0.1</text:p>
      <text:h text:style-name="Heading_20_2" text:outline-level="2">文本操作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5">sort</text:span> file</text:p>
          </table:table-cell>
          <table:table-cell table:style-name="Table7.A1" office:value-type="string">
            <text:p text:style-name="Table_20_Contents">对文件内容排序</text:p>
          </table:table-cell>
        </table:table-row>
        <table:table-row>
          <table:table-cell table:style-name="Table7.A1" office:value-type="string">
            <text:p text:style-name="Table_20_Contents"><text:span text:style-name="T5">head</text:span> file</text:p>
          </table:table-cell>
          <table:table-cell table:style-name="Table7.A1" office:value-type="string">
            <text:p text:style-name="Table_20_Contents">输出文件头，默认为前10行</text:p>
          </table:table-cell>
        </table:table-row>
        <table:table-row>
          <table:table-cell table:style-name="Table7.A1" office:value-type="string">
            <text:p text:style-name="Table_20_Contents"><text:span text:style-name="T5">tail</text:span> file</text:p>
          </table:table-cell>
          <table:table-cell table:style-name="Table7.A1" office:value-type="string">
            <text:p text:style-name="Table_20_Contents">输出文件尾，默认为末10行</text:p>
          </table:table-cell>
        </table:table-row>
        <table:table-row>
          <table:table-cell table:style-name="Table7.A1" office:value-type="string">
            <text:p text:style-name="Table_20_Contents"><text:span text:style-name="T5">more</text:span> file</text:p>
          </table:table-cell>
          <table:table-cell table:style-name="Table7.A1" office:value-type="string">
            <text:p text:style-name="Table_20_Contents">查看文件内容，q退出</text:p>
          </table:table-cell>
        </table:table-row>
        <table:table-row>
          <table:table-cell table:style-name="Table7.A1" office:value-type="string">
            <text:p text:style-name="Table_20_Contents"><text:span text:style-name="T5">less</text:span> file</text:p>
          </table:table-cell>
          <table:table-cell table:style-name="Table7.A1" office:value-type="string">
            <text:p text:style-name="Table_20_Contents">插件文件内容，q退出</text:p>
          </table:table-cell>
        </table:table-row>
        <table:table-row>
          <table:table-cell table:style-name="Table7.A1" office:value-type="string">
            <text:p text:style-name="P6">grep</text:p>
          </table:table-cell>
          <table:table-cell table:style-name="Table7.A1" office:value-type="string">
            <text:p text:style-name="Table_20_Contents">常用文本搜索命令，详见章节：GREP</text:p>
          </table:table-cell>
        </table:table-row>
        <table:table-row>
          <table:table-cell table:style-name="Table7.A1" office:value-type="string">
            <text:p text:style-name="Table_20_Contents"><text:span text:style-name="T5">sed</text:span> </text:p>
          </table:table-cell>
          <table:table-cell table:style-name="Table7.A1" office:value-type="string">
            <text:p text:style-name="Table_20_Contents">常用文本搜索替换命令，详见章节：SED &amp; AWK</text:p>
          </table:table-cell>
        </table:table-row>
        <table:table-row>
          <table:table-cell table:style-name="Table7.A1" office:value-type="string">
            <text:p text:style-name="P6">awk</text:p>
          </table:table-cell>
          <table:table-cell table:style-name="Table7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5">echo</text:span> “beep” <text:span text:style-name="T5">|</text:span> <text:span text:style-name="T5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5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8"># m h <text:s/>dom mon dow <text:s text:c="2"/>command</text:p>
      <text:p text:style-name="P8"># 每天0:00执行beep</text:p>
      <text:p text:style-name="P8">0 0 * * * /usr/bin/beep</text:p>
      <text:p text:style-name="P8"># 每天 8 点15和45执行~/bin/getup.sh脚本</text:p>
      <text:p text:style-name="P8">15,45 8 * * 5 ~/bin/getup.sh</text:p>
      <text:p text:style-name="P8"># 每5分钟执行一次beep</text:p>
      <text:p text:style-name="P8">*/5 * * * * /usr/bin/beep</text:p>
      <text:h text:style-name="Heading_20_2" text:outline-level="2">管理系统服务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sysv-rc-conf</text:p>
          </table:table-cell>
          <table:table-cell table:style-name="Table11.A1" office:value-type="string">
            <text:p text:style-name="Table_20_Contents">管理/ect/rc.0~S启动项，q退出</text:p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  <text:soft-page-break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</table:table>
      <text:p text:style-name="Text_20_body"/>
      <text:h text:style-name="P10" text:outline-level="1"><text:span text:style-name="T2">VIM</text:span></text:h>
      <text:p text:style-name="Text_20_body"><text:span text:style-name="T2"/></text:p>
      <text:h text:style-name="P11" text:outline-level="1">SED &amp; AWK</text:h>
      <text:p text:style-name="P12"><text:span text:style-name="T2"/></text:p>
      <text:h text:style-name="P11" text:outline-level="1">GCC</text:h>
      <text:p text:style-name="P12"><text:span text:style-name="T2"/></text:p>
      <text:h text:style-name="P11" text:outline-level="1">GDB</text:h>
      <text:p text:style-name="P12"><text:span text:style-name="T2"/></text:p>
      <text:h text:style-name="P11" text:outline-level="1">SSH</text:h>
      <text:p text:style-name="P12"><text:span text:style-name="T2"/></text:p>
      <text:h text:style-name="P11" text:outline-level="1">LFT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2</text:page-number>a<text:tab/><text:page-number text:select-page="current">2</text:page-number>b<text:tab/><text:page-number text:select-page="current">2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5-11T22:02:16</dc:date>
    <meta:editing-duration>PT05H41M23S</meta:editing-duration>
    <meta:editing-cycles>140</meta:editing-cycles>
    <meta:generator>OpenOffice.org/3.0$Unix OpenOffice.org_project/300m15$Build-9379</meta:generator>
    <meta:document-statistic meta:table-count="11" meta:image-count="0" meta:object-count="0" meta:page-count="2" meta:paragraph-count="257" meta:word-count="750" meta:character-count="3508"/>
    <meta:user-defined meta:name="Info 1"/>
    <meta:user-defined meta:name="Info 2"/>
    <meta:user-defined meta:name="Info 3"/>
    <meta:user-defined meta:name="Info 4"/>
  </office:meta>
</office:document-meta>
</file>